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d53ac" officeooo:paragraph-rsid="002d53ac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271c11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9cb90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d53ac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ed2e2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font-name="Arial" fo:language="en" fo:country="GB" officeooo:rsid="002d53ac" style:font-name-asian="Arial3" style:font-name-complex="Arial3"/>
    </style:style>
    <style:style style:name="T8" style:family="text">
      <style:text-properties fo:color="#000000" loext:opacity="100%" style:font-name="Arial" fo:language="en" fo:country="GB" officeooo:rsid="002ed2e2" style:font-name-asian="Arial3" style:font-name-complex="Arial3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name-asian="Arial3" style:font-style-asian="normal" style:font-weight-asian="normal" style:font-name-complex="Arial3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53ac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1c11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9ad95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b826d" style:font-style-asian="normal" style:font-weight-asian="normal" style:text-emphasize="none"/>
    </style:style>
    <style:style style:name="T18" style:family="text">
      <style:text-properties officeooo:rsid="00129edb"/>
    </style:style>
    <style:style style:name="T19" style:family="text">
      <style:text-properties officeooo:rsid="001adce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2" style:family="text">
      <style:text-properties fo:language="en" fo:country="GB" officeooo:rsid="00271c11"/>
    </style:style>
    <style:style style:name="T23" style:family="text">
      <style:text-properties fo:language="en" fo:country="GB" officeooo:rsid="00282a28"/>
    </style:style>
    <style:style style:name="T24" style:family="text">
      <style:text-properties fo:language="en" fo:country="GB" officeooo:rsid="0029ad95"/>
    </style:style>
    <style:style style:name="T25" style:family="text">
      <style:text-properties officeooo:rsid="002d5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45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7">Sort button – the items are not remain<text:span text:style-name="T25">ing</text:span> sorted at return to Home page from Single product page <text:span text:style-name="T23">with “back” </text:span><text:span text:style-name="T24">from browser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5">27</text:span><text:span text:style-name="T6">/</text:span><text:span text:style-name="T8">0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8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20">Chrome </text:span><text:span text:style-name="T21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9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9">1</text:span></text:p>
          </table:table-cell>
        </table:table-row>
      </table:table>
      <text:p text:style-name="P1"/>
      <text:p text:style-name="P1"/>
      <text:p text:style-name="P11">Description</text:p>
      <text:p text:style-name="P26"><text:span text:style-name="T14">A</text:span><text:span text:style-name="T12">t return to Home page from Single product page </text:span><text:span text:style-name="T16">with “back” from browser</text:span><text:span text:style-name="T12">, the items are not remain</text:span><text:span text:style-name="T11">ing</text:span><text:span text:style-name="T12"> sorted </text:span><text:span text:style-name="T14">by the option chosen </text:span><text:span text:style-name="T16">initially </text:span><text:span text:style-name="T13">in Home page.</text:span></text:p>
      <text:p text:style-name="P15"/>
      <text:p text:style-name="P11">Steps to reproduce</text:p>
      <text:p text:style-name="P25"><text:span text:style-name="T9">1. access site </text:span><text:a xlink:type="simple" xlink:href="http://www.saucedemo.com/" text:style-name="Internet_20_link" text:visited-style-name="Visited_20_Internet_20_Link"><text:span text:style-name="T10">www.saucedemo.com</text:span></text:a></text:p>
      <text:p text:style-name="P25"><text:span text:style-name="T10">2. insert valid data in field “Username” </text:span><text:span text:style-name="T15">(</text:span><text:span text:style-name="T17">visual</text:span><text:span text:style-name="T15">_user)</text:span></text:p>
      <text:p text:style-name="P16">3. insert valid data in field “Password” <text:span text:style-name="T22">(secret_sauce)</text:span></text:p>
      <text:p text:style-name="P17">4. press “Login” button</text:p>
      <text:p text:style-name="P17">5. choose from sort button the sorting by <text:span text:style-name="T24">price</text:span> (<text:span text:style-name="T24">high to low</text:span>)</text:p>
      <text:p text:style-name="P17">6. press name of one product</text:p>
      <text:p text:style-name="P17">7. press add to cart button</text:p>
      <text:p text:style-name="P18">8. click back from browser</text:p>
      <text:p text:style-name="P12"/>
      <text:p text:style-name="P11">Expected result</text:p>
      <text:p text:style-name="P21">At return to Home page the items remain sorted by price (H to L).</text:p>
      <text:p text:style-name="P19"/>
      <text:p text:style-name="P11">Actual result</text:p>
      <text:p text:style-name="P20">At return to Home page the items are sorted by name (A to Z).</text:p>
      <text:p text:style-name="P10"/>
      <text:p text:style-name="P11">Notes</text:p>
      <text:p text:style-name="P13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4</meta:editing-cycles>
    <meta:creation-date>2024-02-05T18:33:00</meta:creation-date>
    <dc:date>2024-05-04T18:12:25.890000000</dc:date>
    <meta:editing-duration>PT1H24M5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9" meta:word-count="173" meta:character-count="1014" meta:non-whitespace-character-count="874"/>
    <meta:user-defined meta:name="AppVersion">16.0000</meta:user-defined>
    <meta:template xlink:type="simple" xlink:actuate="onRequest" xlink:title="Normal" xlink:href=""/>
  </office:meta>
</office:document-meta>
</file>